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idu_energy2gap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rowphase1</text:p>
          </table:table-cell>
          <table:table-cell office:value-type="string" calcext:value-type="string">
            <text:p>rowphase3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table:number-columns-repeated="3" office:value-type="string" calcext:value-type="string">
            <text:p>mm</text:p>
          </table:table-cell>
        </table:table-row>
        <table:table-row table:style-name="ro1">
          <table:table-cell office:value-type="float" office:value="400.75821" calcext:value-type="float">
            <text:p>400.75821</text:p>
          </table:table-cell>
          <table:table-cell office:value-type="float" office:value="16" calcext:value-type="float">
            <text:p>16.00000</text:p>
          </table:table-cell>
          <table:table-cell table:number-columns-repeated="2" office:value-type="float" office:value="15.272" calcext:value-type="float">
            <text:p>15.27200</text:p>
          </table:table-cell>
        </table:table-row>
        <table:table-row table:style-name="ro1">
          <table:table-cell office:value-type="float" office:value="413.96207" calcext:value-type="float">
            <text:p>413.96207</text:p>
          </table:table-cell>
          <table:table-cell office:value-type="float" office:value="16.25" calcext:value-type="float">
            <text:p>16.25000</text:p>
          </table:table-cell>
          <table:table-cell table:number-columns-repeated="2" office:value-type="float" office:value="15.309" calcext:value-type="float">
            <text:p>15.30900</text:p>
          </table:table-cell>
        </table:table-row>
        <table:table-row table:style-name="ro1">
          <table:table-cell office:value-type="float" office:value="427.27957" calcext:value-type="float">
            <text:p>427.27957</text:p>
          </table:table-cell>
          <table:table-cell office:value-type="float" office:value="16.499" calcext:value-type="float">
            <text:p>16.49900</text:p>
          </table:table-cell>
          <table:table-cell table:number-columns-repeated="2" office:value-type="float" office:value="15.346" calcext:value-type="float">
            <text:p>15.34600</text:p>
          </table:table-cell>
        </table:table-row>
        <table:table-row table:style-name="ro1">
          <table:table-cell office:value-type="float" office:value="440.84143" calcext:value-type="float">
            <text:p>440.84143</text:p>
          </table:table-cell>
          <table:table-cell office:value-type="float" office:value="16.751" calcext:value-type="float">
            <text:p>16.75100</text:p>
          </table:table-cell>
          <table:table-cell table:number-columns-repeated="2" office:value-type="float" office:value="15.383" calcext:value-type="float">
            <text:p>15.38300</text:p>
          </table:table-cell>
        </table:table-row>
        <table:table-row table:style-name="ro1">
          <table:table-cell office:value-type="float" office:value="454.64243" calcext:value-type="float">
            <text:p>454.64243</text:p>
          </table:table-cell>
          <table:table-cell office:value-type="float" office:value="17" calcext:value-type="float">
            <text:p>17.00000</text:p>
          </table:table-cell>
          <table:table-cell table:number-columns-repeated="2" office:value-type="float" office:value="15.419" calcext:value-type="float">
            <text:p>15.41900</text:p>
          </table:table-cell>
        </table:table-row>
        <table:table-row table:style-name="ro1">
          <table:table-cell office:value-type="float" office:value="468.75922" calcext:value-type="float">
            <text:p>468.75922</text:p>
          </table:table-cell>
          <table:table-cell office:value-type="float" office:value="17.25" calcext:value-type="float">
            <text:p>17.25000</text:p>
          </table:table-cell>
          <table:table-cell table:number-columns-repeated="2" office:value-type="float" office:value="15.456" calcext:value-type="float">
            <text:p>15.45600</text:p>
          </table:table-cell>
        </table:table-row>
        <table:table-row table:style-name="ro1">
          <table:table-cell office:value-type="float" office:value="483.12015" calcext:value-type="float">
            <text:p>483.12015</text:p>
          </table:table-cell>
          <table:table-cell office:value-type="float" office:value="17.5" calcext:value-type="float">
            <text:p>17.50000</text:p>
          </table:table-cell>
          <table:table-cell table:number-columns-repeated="2" office:value-type="float" office:value="15.492" calcext:value-type="float">
            <text:p>15.49200</text:p>
          </table:table-cell>
        </table:table-row>
        <table:table-row table:style-name="ro1">
          <table:table-cell office:value-type="float" office:value="497.76065" calcext:value-type="float">
            <text:p>497.76065</text:p>
          </table:table-cell>
          <table:table-cell office:value-type="float" office:value="17.75" calcext:value-type="float">
            <text:p>17.75000</text:p>
          </table:table-cell>
          <table:table-cell table:number-columns-repeated="2" office:value-type="float" office:value="15.528" calcext:value-type="float">
            <text:p>15.52800</text:p>
          </table:table-cell>
        </table:table-row>
        <table:table-row table:style-name="ro1">
          <table:table-cell office:value-type="float" office:value="512.59418" calcext:value-type="float">
            <text:p>512.59418</text:p>
          </table:table-cell>
          <table:table-cell office:value-type="float" office:value="17.999" calcext:value-type="float">
            <text:p>17.99900</text:p>
          </table:table-cell>
          <table:table-cell table:number-columns-repeated="2" office:value-type="float" office:value="15.564" calcext:value-type="float">
            <text:p>15.56400</text:p>
          </table:table-cell>
        </table:table-row>
        <table:table-row table:style-name="ro1">
          <table:table-cell office:value-type="float" office:value="527.8996" calcext:value-type="float">
            <text:p>527.89960</text:p>
          </table:table-cell>
          <table:table-cell office:value-type="float" office:value="18.251" calcext:value-type="float">
            <text:p>18.25100</text:p>
          </table:table-cell>
          <table:table-cell table:number-columns-repeated="2" office:value-type="float" office:value="15.6" calcext:value-type="float">
            <text:p>15.60000</text:p>
          </table:table-cell>
        </table:table-row>
        <table:table-row table:style-name="ro1">
          <table:table-cell office:value-type="float" office:value="543.0506" calcext:value-type="float">
            <text:p>543.05060</text:p>
          </table:table-cell>
          <table:table-cell office:value-type="float" office:value="18.5" calcext:value-type="float">
            <text:p>18.50000</text:p>
          </table:table-cell>
          <table:table-cell table:number-columns-repeated="2" office:value-type="float" office:value="15.635" calcext:value-type="float">
            <text:p>15.63500</text:p>
          </table:table-cell>
        </table:table-row>
        <table:table-row table:style-name="ro1">
          <table:table-cell office:value-type="float" office:value="558.61646" calcext:value-type="float">
            <text:p>558.61646</text:p>
          </table:table-cell>
          <table:table-cell office:value-type="float" office:value="18.75" calcext:value-type="float">
            <text:p>18.75000</text:p>
          </table:table-cell>
          <table:table-cell table:number-columns-repeated="2" office:value-type="float" office:value="15.671" calcext:value-type="float">
            <text:p>15.67100</text:p>
          </table:table-cell>
        </table:table-row>
        <table:table-row table:style-name="ro1">
          <table:table-cell office:value-type="float" office:value="574.57684" calcext:value-type="float">
            <text:p>574.57684</text:p>
          </table:table-cell>
          <table:table-cell office:value-type="float" office:value="19" calcext:value-type="float">
            <text:p>19.00000</text:p>
          </table:table-cell>
          <table:table-cell table:number-columns-repeated="2" office:value-type="float" office:value="15.706" calcext:value-type="float">
            <text:p>15.70600</text:p>
          </table:table-cell>
        </table:table-row>
        <table:table-row table:style-name="ro1">
          <table:table-cell office:value-type="float" office:value="590.52216" calcext:value-type="float">
            <text:p>590.52216</text:p>
          </table:table-cell>
          <table:table-cell office:value-type="float" office:value="19.25" calcext:value-type="float">
            <text:p>19.25000</text:p>
          </table:table-cell>
          <table:table-cell table:number-columns-repeated="2" office:value-type="float" office:value="15.741" calcext:value-type="float">
            <text:p>15.74100</text:p>
          </table:table-cell>
        </table:table-row>
        <table:table-row table:style-name="ro1">
          <table:table-cell office:value-type="float" office:value="606.68573" calcext:value-type="float">
            <text:p>606.68573</text:p>
          </table:table-cell>
          <table:table-cell office:value-type="float" office:value="19.5" calcext:value-type="float">
            <text:p>19.50000</text:p>
          </table:table-cell>
          <table:table-cell table:number-columns-repeated="2" office:value-type="float" office:value="15.776" calcext:value-type="float">
            <text:p>15.77600</text:p>
          </table:table-cell>
        </table:table-row>
        <table:table-row table:style-name="ro1">
          <table:table-cell office:value-type="float" office:value="623.08649" calcext:value-type="float">
            <text:p>623.08649</text:p>
          </table:table-cell>
          <table:table-cell office:value-type="float" office:value="19.75" calcext:value-type="float">
            <text:p>19.75000</text:p>
          </table:table-cell>
          <table:table-cell table:number-columns-repeated="2" office:value-type="float" office:value="15.81" calcext:value-type="float">
            <text:p>15.81000</text:p>
          </table:table-cell>
        </table:table-row>
        <table:table-row table:style-name="ro1">
          <table:table-cell office:value-type="float" office:value="639.60406" calcext:value-type="float">
            <text:p>639.60406</text:p>
          </table:table-cell>
          <table:table-cell office:value-type="float" office:value="20" calcext:value-type="float">
            <text:p>20.00000</text:p>
          </table:table-cell>
          <table:table-cell table:number-columns-repeated="2" office:value-type="float" office:value="15.844" calcext:value-type="float">
            <text:p>15.84400</text:p>
          </table:table-cell>
        </table:table-row>
        <table:table-row table:style-name="ro1">
          <table:table-cell office:value-type="float" office:value="656.5744" calcext:value-type="float">
            <text:p>656.57440</text:p>
          </table:table-cell>
          <table:table-cell office:value-type="float" office:value="20.25" calcext:value-type="float">
            <text:p>20.25000</text:p>
          </table:table-cell>
          <table:table-cell table:number-columns-repeated="2" office:value-type="float" office:value="15.879" calcext:value-type="float">
            <text:p>15.87900</text:p>
          </table:table-cell>
        </table:table-row>
        <table:table-row table:style-name="ro1">
          <table:table-cell office:value-type="float" office:value="673.42157" calcext:value-type="float">
            <text:p>673.42157</text:p>
          </table:table-cell>
          <table:table-cell office:value-type="float" office:value="20.5" calcext:value-type="float">
            <text:p>20.50000</text:p>
          </table:table-cell>
          <table:table-cell table:number-columns-repeated="2" office:value-type="float" office:value="15.913" calcext:value-type="float">
            <text:p>15.91300</text:p>
          </table:table-cell>
        </table:table-row>
        <table:table-row table:style-name="ro1">
          <table:table-cell office:value-type="float" office:value="690.42212" calcext:value-type="float">
            <text:p>690.42212</text:p>
          </table:table-cell>
          <table:table-cell office:value-type="float" office:value="20.75" calcext:value-type="float">
            <text:p>20.75000</text:p>
          </table:table-cell>
          <table:table-cell table:number-columns-repeated="2" office:value-type="float" office:value="15.946" calcext:value-type="float">
            <text:p>15.94600</text:p>
          </table:table-cell>
        </table:table-row>
        <table:table-row table:style-name="ro1">
          <table:table-cell office:value-type="float" office:value="707.6217" calcext:value-type="float">
            <text:p>707.62170</text:p>
          </table:table-cell>
          <table:table-cell office:value-type="float" office:value="20.999" calcext:value-type="float">
            <text:p>20.99900</text:p>
          </table:table-cell>
          <table:table-cell table:number-columns-repeated="2" office:value-type="float" office:value="15.98" calcext:value-type="float">
            <text:p>15.98000</text:p>
          </table:table-cell>
        </table:table-row>
        <table:table-row table:style-name="ro1">
          <table:table-cell office:value-type="float" office:value="725.104" calcext:value-type="float">
            <text:p>725.10400</text:p>
          </table:table-cell>
          <table:table-cell office:value-type="float" office:value="21.251" calcext:value-type="float">
            <text:p>21.25100</text:p>
          </table:table-cell>
          <table:table-cell table:number-columns-repeated="2" office:value-type="float" office:value="16.014" calcext:value-type="float">
            <text:p>16.01400</text:p>
          </table:table-cell>
        </table:table-row>
        <table:table-row table:style-name="ro1">
          <table:table-cell office:value-type="float" office:value="742.36652" calcext:value-type="float">
            <text:p>742.36652</text:p>
          </table:table-cell>
          <table:table-cell office:value-type="float" office:value="21.5" calcext:value-type="float">
            <text:p>21.50000</text:p>
          </table:table-cell>
          <table:table-cell table:number-columns-repeated="2" office:value-type="float" office:value="16.047001" calcext:value-type="float">
            <text:p>16.04700</text:p>
          </table:table-cell>
        </table:table-row>
        <table:table-row table:style-name="ro1">
          <table:table-cell office:value-type="float" office:value="759.88068" calcext:value-type="float">
            <text:p>759.88068</text:p>
          </table:table-cell>
          <table:table-cell office:value-type="float" office:value="21.75" calcext:value-type="float">
            <text:p>21.75000</text:p>
          </table:table-cell>
          <table:table-cell table:number-columns-repeated="2" office:value-type="float" office:value="16.08" calcext:value-type="float">
            <text:p>16.08000</text:p>
          </table:table-cell>
        </table:table-row>
        <table:table-row table:style-name="ro1">
          <table:table-cell office:value-type="float" office:value="777.69177" calcext:value-type="float">
            <text:p>777.69177</text:p>
          </table:table-cell>
          <table:table-cell office:value-type="float" office:value="21.999" calcext:value-type="float">
            <text:p>21.99900</text:p>
          </table:table-cell>
          <table:table-cell table:number-columns-repeated="2" office:value-type="float" office:value="16.113001" calcext:value-type="float">
            <text:p>16.11300</text:p>
          </table:table-cell>
        </table:table-row>
        <table:table-row table:style-name="ro1">
          <table:table-cell office:value-type="float" office:value="795.3587" calcext:value-type="float">
            <text:p>795.35870</text:p>
          </table:table-cell>
          <table:table-cell office:value-type="float" office:value="22.251" calcext:value-type="float">
            <text:p>22.25100</text:p>
          </table:table-cell>
          <table:table-cell table:number-columns-repeated="2" office:value-type="float" office:value="16.145" calcext:value-type="float">
            <text:p>16.14500</text:p>
          </table:table-cell>
        </table:table-row>
        <table:table-row table:style-name="ro1">
          <table:table-cell office:value-type="float" office:value="813.07343" calcext:value-type="float">
            <text:p>813.07343</text:p>
          </table:table-cell>
          <table:table-cell office:value-type="float" office:value="22.5" calcext:value-type="float">
            <text:p>22.50000</text:p>
          </table:table-cell>
          <table:table-cell table:number-columns-repeated="2" office:value-type="float" office:value="16.177999" calcext:value-type="float">
            <text:p>16.17800</text:p>
          </table:table-cell>
        </table:table-row>
        <table:table-row table:style-name="ro1">
          <table:table-cell office:value-type="float" office:value="830.93555" calcext:value-type="float">
            <text:p>830.93555</text:p>
          </table:table-cell>
          <table:table-cell office:value-type="float" office:value="22.75" calcext:value-type="float">
            <text:p>22.75000</text:p>
          </table:table-cell>
          <table:table-cell table:number-columns-repeated="2" office:value-type="float" office:value="16.209999" calcext:value-type="float">
            <text:p>16.21000</text:p>
          </table:table-cell>
        </table:table-row>
        <table:table-row table:style-name="ro1">
          <table:table-cell office:value-type="float" office:value="848.76367" calcext:value-type="float">
            <text:p>848.76367</text:p>
          </table:table-cell>
          <table:table-cell office:value-type="float" office:value="23" calcext:value-type="float">
            <text:p>23.00000</text:p>
          </table:table-cell>
          <table:table-cell table:number-columns-repeated="2" office:value-type="float" office:value="16.242001" calcext:value-type="float">
            <text:p>16.24200</text:p>
          </table:table-cell>
        </table:table-row>
        <table:table-row table:style-name="ro1">
          <table:table-cell office:value-type="float" office:value="866.56726" calcext:value-type="float">
            <text:p>866.56726</text:p>
          </table:table-cell>
          <table:table-cell office:value-type="float" office:value="23.25" calcext:value-type="float">
            <text:p>23.25000</text:p>
          </table:table-cell>
          <table:table-cell table:number-columns-repeated="2" office:value-type="float" office:value="16.274" calcext:value-type="float">
            <text:p>16.27400</text:p>
          </table:table-cell>
        </table:table-row>
        <table:table-row table:style-name="ro1">
          <table:table-cell office:value-type="float" office:value="884.52551" calcext:value-type="float">
            <text:p>884.52551</text:p>
          </table:table-cell>
          <table:table-cell office:value-type="float" office:value="23.5" calcext:value-type="float">
            <text:p>23.50000</text:p>
          </table:table-cell>
          <table:table-cell table:number-columns-repeated="2" office:value-type="float" office:value="16.306" calcext:value-type="float">
            <text:p>16.30600</text:p>
          </table:table-cell>
        </table:table-row>
        <table:table-row table:style-name="ro1">
          <table:table-cell office:value-type="float" office:value="902.40955" calcext:value-type="float">
            <text:p>902.40955</text:p>
          </table:table-cell>
          <table:table-cell office:value-type="float" office:value="23.75" calcext:value-type="float">
            <text:p>23.75000</text:p>
          </table:table-cell>
          <table:table-cell table:number-columns-repeated="2" office:value-type="float" office:value="16.337999" calcext:value-type="float">
            <text:p>16.33800</text:p>
          </table:table-cell>
        </table:table-row>
        <table:table-row table:style-name="ro1">
          <table:table-cell office:value-type="float" office:value="920.04041" calcext:value-type="float">
            <text:p>920.04041</text:p>
          </table:table-cell>
          <table:table-cell office:value-type="float" office:value="24" calcext:value-type="float">
            <text:p>24.00000</text:p>
          </table:table-cell>
          <table:table-cell table:number-columns-repeated="2" office:value-type="float" office:value="16.368999" calcext:value-type="float">
            <text:p>16.36900</text:p>
          </table:table-cell>
        </table:table-row>
        <table:table-row table:style-name="ro1">
          <table:table-cell office:value-type="float" office:value="937.93176" calcext:value-type="float">
            <text:p>937.93176</text:p>
          </table:table-cell>
          <table:table-cell office:value-type="float" office:value="24.25" calcext:value-type="float">
            <text:p>24.25000</text:p>
          </table:table-cell>
          <table:table-cell table:number-columns-repeated="2" office:value-type="float" office:value="16.4" calcext:value-type="float">
            <text:p>16.40000</text:p>
          </table:table-cell>
        </table:table-row>
        <table:table-row table:style-name="ro1">
          <table:table-cell office:value-type="float" office:value="955.57037" calcext:value-type="float">
            <text:p>955.57037</text:p>
          </table:table-cell>
          <table:table-cell office:value-type="float" office:value="24.5" calcext:value-type="float">
            <text:p>24.50000</text:p>
          </table:table-cell>
          <table:table-cell table:number-columns-repeated="2" office:value-type="float" office:value="16.431" calcext:value-type="float">
            <text:p>16.43100</text:p>
          </table:table-cell>
        </table:table-row>
        <table:table-row table:style-name="ro1">
          <table:table-cell office:value-type="float" office:value="973.20496" calcext:value-type="float">
            <text:p>973.20496</text:p>
          </table:table-cell>
          <table:table-cell office:value-type="float" office:value="24.751" calcext:value-type="float">
            <text:p>24.75100</text:p>
          </table:table-cell>
          <table:table-cell table:number-columns-repeated="2" office:value-type="float" office:value="16.462" calcext:value-type="float">
            <text:p>16.46200</text:p>
          </table:table-cell>
        </table:table-row>
        <table:table-row table:style-name="ro1">
          <table:table-cell office:value-type="float" office:value="990.63745" calcext:value-type="float">
            <text:p>990.63745</text:p>
          </table:table-cell>
          <table:table-cell office:value-type="float" office:value="25" calcext:value-type="float">
            <text:p>25.00000</text:p>
          </table:table-cell>
          <table:table-cell table:number-columns-repeated="2" office:value-type="float" office:value="16.492001" calcext:value-type="float">
            <text:p>16.49200</text:p>
          </table:table-cell>
        </table:table-row>
        <table:table-row table:style-name="ro1">
          <table:table-cell office:value-type="float" office:value="1007.9967" calcext:value-type="float">
            <text:p>1007.99670</text:p>
          </table:table-cell>
          <table:table-cell office:value-type="float" office:value="25.25" calcext:value-type="float">
            <text:p>25.25000</text:p>
          </table:table-cell>
          <table:table-cell table:number-columns-repeated="2" office:value-type="float" office:value="16.523001" calcext:value-type="float">
            <text:p>16.52300</text:p>
          </table:table-cell>
        </table:table-row>
        <table:table-row table:style-name="ro1">
          <table:table-cell office:value-type="float" office:value="1025.2909" calcext:value-type="float">
            <text:p>1025.29090</text:p>
          </table:table-cell>
          <table:table-cell office:value-type="float" office:value="25.5" calcext:value-type="float">
            <text:p>25.50000</text:p>
          </table:table-cell>
          <table:table-cell table:number-columns-repeated="2" office:value-type="float" office:value="16.552999" calcext:value-type="float">
            <text:p>16.55300</text:p>
          </table:table-cell>
        </table:table-row>
        <table:table-row table:style-name="ro1">
          <table:table-cell office:value-type="float" office:value="1042.5475" calcext:value-type="float">
            <text:p>1042.54750</text:p>
          </table:table-cell>
          <table:table-cell office:value-type="float" office:value="25.75" calcext:value-type="float">
            <text:p>25.75000</text:p>
          </table:table-cell>
          <table:table-cell table:number-columns-repeated="2" office:value-type="float" office:value="16.583" calcext:value-type="float">
            <text:p>16.58300</text:p>
          </table:table-cell>
        </table:table-row>
        <table:table-row table:style-name="ro1">
          <table:table-cell office:value-type="float" office:value="1059.6165" calcext:value-type="float">
            <text:p>1059.61650</text:p>
          </table:table-cell>
          <table:table-cell office:value-type="float" office:value="26" calcext:value-type="float">
            <text:p>26.00000</text:p>
          </table:table-cell>
          <table:table-cell table:number-columns-repeated="2" office:value-type="float" office:value="16.613001" calcext:value-type="float">
            <text:p>16.61300</text:p>
          </table:table-cell>
        </table:table-row>
        <table:table-row table:style-name="ro1">
          <table:table-cell office:value-type="float" office:value="1076.5122" calcext:value-type="float">
            <text:p>1076.51220</text:p>
          </table:table-cell>
          <table:table-cell office:value-type="float" office:value="26.25" calcext:value-type="float">
            <text:p>26.25000</text:p>
          </table:table-cell>
          <table:table-cell table:number-columns-repeated="2" office:value-type="float" office:value="16.643" calcext:value-type="float">
            <text:p>16.64300</text:p>
          </table:table-cell>
        </table:table-row>
        <table:table-row table:style-name="ro1">
          <table:table-cell office:value-type="float" office:value="1093.1807" calcext:value-type="float">
            <text:p>1093.18070</text:p>
          </table:table-cell>
          <table:table-cell office:value-type="float" office:value="26.5" calcext:value-type="float">
            <text:p>26.50000</text:p>
          </table:table-cell>
          <table:table-cell table:number-columns-repeated="2" office:value-type="float" office:value="16.672001" calcext:value-type="float">
            <text:p>16.67200</text:p>
          </table:table-cell>
        </table:table-row>
        <table:table-row table:style-name="ro1">
          <table:table-cell office:value-type="float" office:value="1109.8503" calcext:value-type="float">
            <text:p>1109.85030</text:p>
          </table:table-cell>
          <table:table-cell office:value-type="float" office:value="26.75" calcext:value-type="float">
            <text:p>26.75000</text:p>
          </table:table-cell>
          <table:table-cell table:number-columns-repeated="2" office:value-type="float" office:value="16.701" calcext:value-type="float">
            <text:p>16.70100</text:p>
          </table:table-cell>
        </table:table-row>
        <table:table-row table:style-name="ro1">
          <table:table-cell office:value-type="float" office:value="1126.364" calcext:value-type="float">
            <text:p>1126.36400</text:p>
          </table:table-cell>
          <table:table-cell office:value-type="float" office:value="27" calcext:value-type="float">
            <text:p>27.00000</text:p>
          </table:table-cell>
          <table:table-cell table:number-columns-repeated="2" office:value-type="float" office:value="16.73" calcext:value-type="float">
            <text:p>16.73000</text:p>
          </table:table-cell>
        </table:table-row>
        <table:table-row table:style-name="ro1">
          <table:table-cell office:value-type="float" office:value="1142.4906" calcext:value-type="float">
            <text:p>1142.49060</text:p>
          </table:table-cell>
          <table:table-cell office:value-type="float" office:value="27.25" calcext:value-type="float">
            <text:p>27.25000</text:p>
          </table:table-cell>
          <table:table-cell table:number-columns-repeated="2" office:value-type="float" office:value="16.759001" calcext:value-type="float">
            <text:p>16.75900</text:p>
          </table:table-cell>
        </table:table-row>
        <table:table-row table:style-name="ro1">
          <table:table-cell office:value-type="float" office:value="1158.66" calcext:value-type="float">
            <text:p>1158.66000</text:p>
          </table:table-cell>
          <table:table-cell office:value-type="float" office:value="27.5" calcext:value-type="float">
            <text:p>27.50000</text:p>
          </table:table-cell>
          <table:table-cell table:number-columns-repeated="2" office:value-type="float" office:value="16.788" calcext:value-type="float">
            <text:p>16.78800</text:p>
          </table:table-cell>
        </table:table-row>
        <table:table-row table:style-name="ro1">
          <table:table-cell office:value-type="float" office:value="1174.3109" calcext:value-type="float">
            <text:p>1174.31090</text:p>
          </table:table-cell>
          <table:table-cell office:value-type="float" office:value="27.75" calcext:value-type="float">
            <text:p>27.75000</text:p>
          </table:table-cell>
          <table:table-cell table:number-columns-repeated="2" office:value-type="float" office:value="16.816999" calcext:value-type="float">
            <text:p>16.81700</text:p>
          </table:table-cell>
        </table:table-row>
        <table:table-row table:style-name="ro1">
          <table:table-cell office:value-type="float" office:value="1189.8379" calcext:value-type="float">
            <text:p>1189.83790</text:p>
          </table:table-cell>
          <table:table-cell office:value-type="float" office:value="28" calcext:value-type="float">
            <text:p>28.00000</text:p>
          </table:table-cell>
          <table:table-cell table:number-columns-repeated="2" office:value-type="float" office:value="16.844999" calcext:value-type="float">
            <text:p>16.84500</text:p>
          </table:table-cell>
        </table:table-row>
        <table:table-row table:style-name="ro1">
          <table:table-cell office:value-type="float" office:value="1205.2483" calcext:value-type="float">
            <text:p>1205.24830</text:p>
          </table:table-cell>
          <table:table-cell office:value-type="float" office:value="28.25" calcext:value-type="float">
            <text:p>28.25000</text:p>
          </table:table-cell>
          <table:table-cell table:number-columns-repeated="2" office:value-type="float" office:value="16.872999" calcext:value-type="float">
            <text:p>16.87300</text:p>
          </table:table-cell>
        </table:table-row>
        <table:table-row table:style-name="ro1">
          <table:table-cell office:value-type="float" office:value="1220.4056" calcext:value-type="float">
            <text:p>1220.40560</text:p>
          </table:table-cell>
          <table:table-cell office:value-type="float" office:value="28.5" calcext:value-type="float">
            <text:p>28.50000</text:p>
          </table:table-cell>
          <table:table-cell table:number-columns-repeated="2" office:value-type="float" office:value="16.900999" calcext:value-type="float">
            <text:p>16.90100</text:p>
          </table:table-cell>
        </table:table-row>
        <table:table-row table:style-name="ro1">
          <table:table-cell office:value-type="float" office:value="1235.0962" calcext:value-type="float">
            <text:p>1235.09620</text:p>
          </table:table-cell>
          <table:table-cell office:value-type="float" office:value="28.75" calcext:value-type="float">
            <text:p>28.75000</text:p>
          </table:table-cell>
          <table:table-cell table:number-columns-repeated="2" office:value-type="float" office:value="16.929001" calcext:value-type="float">
            <text:p>16.92900</text:p>
          </table:table-cell>
        </table:table-row>
        <table:table-row table:style-name="ro1">
          <table:table-cell office:value-type="float" office:value="1249.6355" calcext:value-type="float">
            <text:p>1249.63550</text:p>
          </table:table-cell>
          <table:table-cell office:value-type="float" office:value="29" calcext:value-type="float">
            <text:p>29.00000</text:p>
          </table:table-cell>
          <table:table-cell table:number-columns-repeated="2" office:value-type="float" office:value="16.955999" calcext:value-type="float">
            <text:p>16.95600</text:p>
          </table:table-cell>
        </table:table-row>
        <table:table-row table:style-name="ro1">
          <table:table-cell office:value-type="float" office:value="1263.902" calcext:value-type="float">
            <text:p>1263.90200</text:p>
          </table:table-cell>
          <table:table-cell office:value-type="float" office:value="29.25" calcext:value-type="float">
            <text:p>29.25000</text:p>
          </table:table-cell>
          <table:table-cell table:number-columns-repeated="2" office:value-type="float" office:value="16.983999" calcext:value-type="float">
            <text:p>16.98400</text:p>
          </table:table-cell>
        </table:table-row>
        <table:table-row table:style-name="ro1">
          <table:table-cell office:value-type="float" office:value="1277.9686" calcext:value-type="float">
            <text:p>1277.96860</text:p>
          </table:table-cell>
          <table:table-cell office:value-type="float" office:value="29.5" calcext:value-type="float">
            <text:p>29.50000</text:p>
          </table:table-cell>
          <table:table-cell table:number-columns-repeated="2" office:value-type="float" office:value="17.011" calcext:value-type="float">
            <text:p>17.01100</text:p>
          </table:table-cell>
        </table:table-row>
        <table:table-row table:style-name="ro1">
          <table:table-cell office:value-type="float" office:value="1291.6718" calcext:value-type="float">
            <text:p>1291.67180</text:p>
          </table:table-cell>
          <table:table-cell office:value-type="float" office:value="29.75" calcext:value-type="float">
            <text:p>29.75000</text:p>
          </table:table-cell>
          <table:table-cell table:number-columns-repeated="2" office:value-type="float" office:value="17.038" calcext:value-type="float">
            <text:p>17.03800</text:p>
          </table:table-cell>
        </table:table-row>
        <table:table-row table:style-name="ro1">
          <table:table-cell office:value-type="float" office:value="1305.3994" calcext:value-type="float">
            <text:p>1305.39940</text:p>
          </table:table-cell>
          <table:table-cell office:value-type="float" office:value="29.999" calcext:value-type="float">
            <text:p>29.99900</text:p>
          </table:table-cell>
          <table:table-cell table:number-columns-repeated="2" office:value-type="float" office:value="17.065001" calcext:value-type="float">
            <text:p>17.06500</text:p>
          </table:table-cell>
        </table:table-row>
        <table:table-row table:style-name="ro1">
          <table:table-cell office:value-type="float" office:value="1318.7454" calcext:value-type="float">
            <text:p>1318.74540</text:p>
          </table:table-cell>
          <table:table-cell office:value-type="float" office:value="30.251" calcext:value-type="float">
            <text:p>30.25100</text:p>
          </table:table-cell>
          <table:table-cell table:number-columns-repeated="2" office:value-type="float" office:value="17.091" calcext:value-type="float">
            <text:p>17.09100</text:p>
          </table:table-cell>
        </table:table-row>
        <table:table-row table:style-name="ro1">
          <table:table-cell office:value-type="float" office:value="1331.6228" calcext:value-type="float">
            <text:p>1331.62280</text:p>
          </table:table-cell>
          <table:table-cell office:value-type="float" office:value="30.5" calcext:value-type="float">
            <text:p>30.50000</text:p>
          </table:table-cell>
          <table:table-cell table:number-columns-repeated="2" office:value-type="float" office:value="17.118" calcext:value-type="float">
            <text:p>17.11800</text:p>
          </table:table-cell>
        </table:table-row>
        <table:table-row table:style-name="ro1">
          <table:table-cell office:value-type="float" office:value="1344.2379" calcext:value-type="float">
            <text:p>1344.23790</text:p>
          </table:table-cell>
          <table:table-cell office:value-type="float" office:value="30.75" calcext:value-type="float">
            <text:p>30.75000</text:p>
          </table:table-cell>
          <table:table-cell table:number-columns-repeated="2" office:value-type="float" office:value="17.143999" calcext:value-type="float">
            <text:p>17.14400</text:p>
          </table:table-cell>
        </table:table-row>
        <table:table-row table:style-name="ro1">
          <table:table-cell office:value-type="float" office:value="1356.6927" calcext:value-type="float">
            <text:p>1356.69270</text:p>
          </table:table-cell>
          <table:table-cell office:value-type="float" office:value="31" calcext:value-type="float">
            <text:p>31.00000</text:p>
          </table:table-cell>
          <table:table-cell table:number-columns-repeated="2" office:value-type="float" office:value="17.17" calcext:value-type="float">
            <text:p>17.17000</text:p>
          </table:table-cell>
        </table:table-row>
        <table:table-row table:style-name="ro1">
          <table:table-cell office:value-type="float" office:value="1368.932" calcext:value-type="float">
            <text:p>1368.93200</text:p>
          </table:table-cell>
          <table:table-cell office:value-type="float" office:value="31.25" calcext:value-type="float">
            <text:p>31.25000</text:p>
          </table:table-cell>
          <table:table-cell table:number-columns-repeated="2" office:value-type="float" office:value="17.195999" calcext:value-type="float">
            <text:p>17.19600</text:p>
          </table:table-cell>
        </table:table-row>
        <table:table-row table:style-name="ro1">
          <table:table-cell office:value-type="float" office:value="1380.7462" calcext:value-type="float">
            <text:p>1380.74620</text:p>
          </table:table-cell>
          <table:table-cell office:value-type="float" office:value="31.499" calcext:value-type="float">
            <text:p>31.49900</text:p>
          </table:table-cell>
          <table:table-cell table:number-columns-repeated="2" office:value-type="float" office:value="17.222" calcext:value-type="float">
            <text:p>17.22200</text:p>
          </table:table-cell>
        </table:table-row>
        <table:table-row table:style-name="ro1">
          <table:table-cell office:value-type="float" office:value="1392.5468" calcext:value-type="float">
            <text:p>1392.54680</text:p>
          </table:table-cell>
          <table:table-cell office:value-type="float" office:value="31.751" calcext:value-type="float">
            <text:p>31.75100</text:p>
          </table:table-cell>
          <table:table-cell table:number-columns-repeated="2" office:value-type="float" office:value="17.247" calcext:value-type="float">
            <text:p>17.24700</text:p>
          </table:table-cell>
        </table:table-row>
        <table:table-row table:style-name="ro1">
          <table:table-cell office:value-type="float" office:value="1403.786" calcext:value-type="float">
            <text:p>1403.78600</text:p>
          </table:table-cell>
          <table:table-cell office:value-type="float" office:value="32" calcext:value-type="float">
            <text:p>32.00000</text:p>
          </table:table-cell>
          <table:table-cell table:number-columns-repeated="2" office:value-type="float" office:value="17.273001" calcext:value-type="float">
            <text:p>17.27300</text:p>
          </table:table-cell>
        </table:table-row>
        <table:table-row table:style-name="ro1">
          <table:table-cell office:value-type="float" office:value="1414.8635" calcext:value-type="float">
            <text:p>1414.86350</text:p>
          </table:table-cell>
          <table:table-cell office:value-type="float" office:value="32.25" calcext:value-type="float">
            <text:p>32.25000</text:p>
          </table:table-cell>
          <table:table-cell table:number-columns-repeated="2" office:value-type="float" office:value="17.298" calcext:value-type="float">
            <text:p>17.29800</text:p>
          </table:table-cell>
        </table:table-row>
        <table:table-row table:style-name="ro1">
          <table:table-cell office:value-type="float" office:value="1425.6012" calcext:value-type="float">
            <text:p>1425.60120</text:p>
          </table:table-cell>
          <table:table-cell office:value-type="float" office:value="32.5" calcext:value-type="float">
            <text:p>32.50000</text:p>
          </table:table-cell>
          <table:table-cell table:number-columns-repeated="2" office:value-type="float" office:value="17.323" calcext:value-type="float">
            <text:p>17.32300</text:p>
          </table:table-cell>
        </table:table-row>
        <table:table-row table:style-name="ro1">
          <table:table-cell office:value-type="float" office:value="1436.1438" calcext:value-type="float">
            <text:p>1436.14380</text:p>
          </table:table-cell>
          <table:table-cell office:value-type="float" office:value="32.75" calcext:value-type="float">
            <text:p>32.75000</text:p>
          </table:table-cell>
          <table:table-cell table:number-columns-repeated="2" office:value-type="float" office:value="17.347" calcext:value-type="float">
            <text:p>17.34700</text:p>
          </table:table-cell>
        </table:table-row>
        <table:table-row table:style-name="ro1">
          <table:table-cell office:value-type="float" office:value="1446.3969" calcext:value-type="float">
            <text:p>1446.39690</text:p>
          </table:table-cell>
          <table:table-cell office:value-type="float" office:value="33" calcext:value-type="float">
            <text:p>33.00000</text:p>
          </table:table-cell>
          <table:table-cell table:number-columns-repeated="2" office:value-type="float" office:value="17.372" calcext:value-type="float">
            <text:p>17.37200</text:p>
          </table:table-cell>
        </table:table-row>
        <table:table-row table:style-name="ro1">
          <table:table-cell office:value-type="float" office:value="1456.3082" calcext:value-type="float">
            <text:p>1456.30820</text:p>
          </table:table-cell>
          <table:table-cell office:value-type="float" office:value="33.25" calcext:value-type="float">
            <text:p>33.25000</text:p>
          </table:table-cell>
          <table:table-cell table:number-columns-repeated="2" office:value-type="float" office:value="17.396" calcext:value-type="float">
            <text:p>17.39600</text:p>
          </table:table-cell>
        </table:table-row>
        <table:table-row table:style-name="ro1">
          <table:table-cell office:value-type="float" office:value="1466.0651" calcext:value-type="float">
            <text:p>1466.06510</text:p>
          </table:table-cell>
          <table:table-cell office:value-type="float" office:value="33.5" calcext:value-type="float">
            <text:p>33.50000</text:p>
          </table:table-cell>
          <table:table-cell table:number-columns-repeated="2" office:value-type="float" office:value="17.421" calcext:value-type="float">
            <text:p>17.42100</text:p>
          </table:table-cell>
        </table:table-row>
        <table:table-row table:style-name="ro1">
          <table:table-cell office:value-type="float" office:value="1475.5577" calcext:value-type="float">
            <text:p>1475.55770</text:p>
          </table:table-cell>
          <table:table-cell office:value-type="float" office:value="33.75" calcext:value-type="float">
            <text:p>33.75000</text:p>
          </table:table-cell>
          <table:table-cell table:number-columns-repeated="2" office:value-type="float" office:value="17.445" calcext:value-type="float">
            <text:p>17.44500</text:p>
          </table:table-cell>
        </table:table-row>
        <table:table-row table:style-name="ro1">
          <table:table-cell office:value-type="float" office:value="1484.6536" calcext:value-type="float">
            <text:p>1484.65360</text:p>
          </table:table-cell>
          <table:table-cell office:value-type="float" office:value="34" calcext:value-type="float">
            <text:p>34.00000</text:p>
          </table:table-cell>
          <table:table-cell table:number-columns-repeated="2" office:value-type="float" office:value="17.468" calcext:value-type="float">
            <text:p>17.46800</text:p>
          </table:table-cell>
        </table:table-row>
        <table:table-row table:style-name="ro1">
          <table:table-cell office:value-type="float" office:value="1493.7657" calcext:value-type="float">
            <text:p>1493.76570</text:p>
          </table:table-cell>
          <table:table-cell office:value-type="float" office:value="34.25" calcext:value-type="float">
            <text:p>34.25000</text:p>
          </table:table-cell>
          <table:table-cell table:number-columns-repeated="2" office:value-type="float" office:value="17.492001" calcext:value-type="float">
            <text:p>17.49200</text:p>
          </table:table-cell>
        </table:table-row>
        <table:table-row table:style-name="ro1">
          <table:table-cell office:value-type="float" office:value="1502.3903" calcext:value-type="float">
            <text:p>1502.39030</text:p>
          </table:table-cell>
          <table:table-cell office:value-type="float" office:value="34.5" calcext:value-type="float">
            <text:p>34.50000</text:p>
          </table:table-cell>
          <table:table-cell table:number-columns-repeated="2" office:value-type="float" office:value="17.514999" calcext:value-type="float">
            <text:p>17.51500</text:p>
          </table:table-cell>
        </table:table-row>
        <table:table-row table:style-name="ro1">
          <table:table-cell office:value-type="float" office:value="1510.8575" calcext:value-type="float">
            <text:p>1510.85750</text:p>
          </table:table-cell>
          <table:table-cell office:value-type="float" office:value="34.75" calcext:value-type="float">
            <text:p>34.75000</text:p>
          </table:table-cell>
          <table:table-cell table:number-columns-repeated="2" office:value-type="float" office:value="17.539" calcext:value-type="float">
            <text:p>17.53900</text:p>
          </table:table-cell>
        </table:table-row>
        <table:table-row table:style-name="ro1">
          <table:table-cell office:value-type="float" office:value="1519.1932" calcext:value-type="float">
            <text:p>1519.19320</text:p>
          </table:table-cell>
          <table:table-cell office:value-type="float" office:value="35" calcext:value-type="float">
            <text:p>35.00000</text:p>
          </table:table-cell>
          <table:table-cell table:number-columns-repeated="2" office:value-type="float" office:value="17.562" calcext:value-type="float">
            <text:p>17.56200</text:p>
          </table:table-cell>
        </table:table-row>
        <table:table-row table:style-name="ro1">
          <table:table-cell office:value-type="float" office:value="1527.0144" calcext:value-type="float">
            <text:p>1527.01440</text:p>
          </table:table-cell>
          <table:table-cell office:value-type="float" office:value="35.249" calcext:value-type="float">
            <text:p>35.24900</text:p>
          </table:table-cell>
          <table:table-cell table:number-columns-repeated="2" office:value-type="float" office:value="17.584999" calcext:value-type="float">
            <text:p>17.58500</text:p>
          </table:table-cell>
        </table:table-row>
        <table:table-row table:style-name="ro1">
          <table:table-cell office:value-type="float" office:value="1534.7771" calcext:value-type="float">
            <text:p>1534.77710</text:p>
          </table:table-cell>
          <table:table-cell office:value-type="float" office:value="35.501" calcext:value-type="float">
            <text:p>35.50100</text:p>
          </table:table-cell>
          <table:table-cell table:number-columns-repeated="2" office:value-type="float" office:value="17.607" calcext:value-type="float">
            <text:p>17.60700</text:p>
          </table:table-cell>
        </table:table-row>
        <table:table-row table:style-name="ro1">
          <table:table-cell office:value-type="float" office:value="1542.4125" calcext:value-type="float">
            <text:p>1542.41250</text:p>
          </table:table-cell>
          <table:table-cell office:value-type="float" office:value="35.75" calcext:value-type="float">
            <text:p>35.75000</text:p>
          </table:table-cell>
          <table:table-cell table:number-columns-repeated="2" office:value-type="float" office:value="17.629999" calcext:value-type="float">
            <text:p>17.63000</text:p>
          </table:table-cell>
        </table:table-row>
        <table:table-row table:style-name="ro1">
          <table:table-cell office:value-type="float" office:value="1549.5999" calcext:value-type="float">
            <text:p>1549.59990</text:p>
          </table:table-cell>
          <table:table-cell office:value-type="float" office:value="36" calcext:value-type="float">
            <text:p>36.00000</text:p>
          </table:table-cell>
          <table:table-cell table:number-columns-repeated="2" office:value-type="float" office:value="17.652" calcext:value-type="float">
            <text:p>17.65200</text:p>
          </table:table-cell>
        </table:table-row>
        <table:table-row table:style-name="ro1">
          <table:table-cell office:value-type="float" office:value="1556.8134" calcext:value-type="float">
            <text:p>1556.81340</text:p>
          </table:table-cell>
          <table:table-cell office:value-type="float" office:value="36.25" calcext:value-type="float">
            <text:p>36.25000</text:p>
          </table:table-cell>
          <table:table-cell table:number-columns-repeated="2" office:value-type="float" office:value="17.674" calcext:value-type="float">
            <text:p>17.67400</text:p>
          </table:table-cell>
        </table:table-row>
        <table:table-row table:style-name="ro1">
          <table:table-cell office:value-type="float" office:value="1563.4008" calcext:value-type="float">
            <text:p>1563.40080</text:p>
          </table:table-cell>
          <table:table-cell office:value-type="float" office:value="36.5" calcext:value-type="float">
            <text:p>36.50000</text:p>
          </table:table-cell>
          <table:table-cell table:number-columns-repeated="2" office:value-type="float" office:value="17.695999" calcext:value-type="float">
            <text:p>17.69600</text:p>
          </table:table-cell>
        </table:table-row>
        <table:table-row table:style-name="ro1">
          <table:table-cell office:value-type="float" office:value="1570.4222" calcext:value-type="float">
            <text:p>1570.42220</text:p>
          </table:table-cell>
          <table:table-cell office:value-type="float" office:value="36.75" calcext:value-type="float">
            <text:p>36.75000</text:p>
          </table:table-cell>
          <table:table-cell table:number-columns-repeated="2" office:value-type="float" office:value="17.718" calcext:value-type="float">
            <text:p>17.71800</text:p>
          </table:table-cell>
        </table:table-row>
        <table:table-row table:style-name="ro1">
          <table:table-cell office:value-type="float" office:value="1576.6989" calcext:value-type="float">
            <text:p>1576.69890</text:p>
          </table:table-cell>
          <table:table-cell office:value-type="float" office:value="37" calcext:value-type="float">
            <text:p>37.00000</text:p>
          </table:table-cell>
          <table:table-cell table:number-columns-repeated="2" office:value-type="float" office:value="17.739" calcext:value-type="float">
            <text:p>17.73900</text:p>
          </table:table-cell>
        </table:table-row>
        <table:table-row table:style-name="ro1">
          <table:table-cell office:value-type="float" office:value="1582.9182" calcext:value-type="float">
            <text:p>1582.91820</text:p>
          </table:table-cell>
          <table:table-cell office:value-type="float" office:value="37.25" calcext:value-type="float">
            <text:p>37.25000</text:p>
          </table:table-cell>
          <table:table-cell table:number-columns-repeated="2" office:value-type="float" office:value="17.761" calcext:value-type="float">
            <text:p>17.76100</text:p>
          </table:table-cell>
        </table:table-row>
        <table:table-row table:style-name="ro1">
          <table:table-cell office:value-type="float" office:value="1589.0969" calcext:value-type="float">
            <text:p>1589.09690</text:p>
          </table:table-cell>
          <table:table-cell office:value-type="float" office:value="37.5" calcext:value-type="float">
            <text:p>37.50000</text:p>
          </table:table-cell>
          <table:table-cell table:number-columns-repeated="2" office:value-type="float" office:value="17.782" calcext:value-type="float">
            <text:p>17.78200</text:p>
          </table:table-cell>
        </table:table-row>
        <table:table-row table:style-name="ro1">
          <table:table-cell office:value-type="float" office:value="1594.8174" calcext:value-type="float">
            <text:p>1594.81740</text:p>
          </table:table-cell>
          <table:table-cell office:value-type="float" office:value="37.75" calcext:value-type="float">
            <text:p>37.75000</text:p>
          </table:table-cell>
          <table:table-cell table:number-columns-repeated="2" office:value-type="float" office:value="17.802999" calcext:value-type="float">
            <text:p>17.80300</text:p>
          </table:table-cell>
        </table:table-row>
        <table:table-row table:style-name="ro1">
          <table:table-cell office:value-type="float" office:value="1600.4308" calcext:value-type="float">
            <text:p>1600.43080</text:p>
          </table:table-cell>
          <table:table-cell office:value-type="float" office:value="38" calcext:value-type="float">
            <text:p>38.00000</text:p>
          </table:table-cell>
          <table:table-cell table:number-columns-repeated="2" office:value-type="float" office:value="17.823" calcext:value-type="float">
            <text:p>17.82300</text:p>
          </table:table-cell>
        </table:table-row>
        <table:table-row table:style-name="ro1">
          <table:table-cell office:value-type="float" office:value="1606.1058" calcext:value-type="float">
            <text:p>1606.10580</text:p>
          </table:table-cell>
          <table:table-cell office:value-type="float" office:value="38.25" calcext:value-type="float">
            <text:p>38.25000</text:p>
          </table:table-cell>
          <table:table-cell table:number-columns-repeated="2" office:value-type="float" office:value="17.844" calcext:value-type="float">
            <text:p>17.84400</text:p>
          </table:table-cell>
        </table:table-row>
        <table:table-row table:style-name="ro1">
          <table:table-cell office:value-type="float" office:value="1611.2937" calcext:value-type="float">
            <text:p>1611.29370</text:p>
          </table:table-cell>
          <table:table-cell office:value-type="float" office:value="38.5" calcext:value-type="float">
            <text:p>38.50000</text:p>
          </table:table-cell>
          <table:table-cell table:number-columns-repeated="2" office:value-type="float" office:value="17.864" calcext:value-type="float">
            <text:p>17.86400</text:p>
          </table:table-cell>
        </table:table-row>
        <table:table-row table:style-name="ro1">
          <table:table-cell office:value-type="float" office:value="1616.4434" calcext:value-type="float">
            <text:p>1616.44340</text:p>
          </table:table-cell>
          <table:table-cell office:value-type="float" office:value="38.75" calcext:value-type="float">
            <text:p>38.75000</text:p>
          </table:table-cell>
          <table:table-cell table:number-columns-repeated="2" office:value-type="float" office:value="17.885" calcext:value-type="float">
            <text:p>17.88500</text:p>
          </table:table-cell>
        </table:table-row>
        <table:table-row table:style-name="ro1">
          <table:table-cell office:value-type="float" office:value="1621.3361" calcext:value-type="float">
            <text:p>1621.33610</text:p>
          </table:table-cell>
          <table:table-cell office:value-type="float" office:value="39" calcext:value-type="float">
            <text:p>39.00000</text:p>
          </table:table-cell>
          <table:table-cell table:number-columns-repeated="2" office:value-type="float" office:value="17.905001" calcext:value-type="float">
            <text:p>17.90500</text:p>
          </table:table-cell>
        </table:table-row>
        <table:table-row table:style-name="ro1" table:number-rows-repeated="104848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4" table:number-columns-repeated="2" table:default-cell-style-name="Default"/>
        <table:table-row table:style-name="ro1">
          <table:table-cell office:value-type="float" office:value="400.75821" calcext:value-type="float">
            <text:p>400.75821</text:p>
          </table:table-cell>
          <table:table-cell office:value-type="string" calcext:value-type="string">
            <text:p><text:s text:c="4"/>15.272,</text:p>
          </table:table-cell>
        </table:table-row>
        <table:table-row table:style-name="ro1">
          <table:table-cell office:value-type="float" office:value="413.96207" calcext:value-type="float">
            <text:p>413.96207</text:p>
          </table:table-cell>
          <table:table-cell office:value-type="string" calcext:value-type="string">
            <text:p><text:s text:c="4"/>15.309,</text:p>
          </table:table-cell>
        </table:table-row>
        <table:table-row table:style-name="ro1">
          <table:table-cell office:value-type="float" office:value="427.27957" calcext:value-type="float">
            <text:p>427.27957</text:p>
          </table:table-cell>
          <table:table-cell office:value-type="string" calcext:value-type="string">
            <text:p><text:s text:c="4"/>15.346,</text:p>
          </table:table-cell>
        </table:table-row>
        <table:table-row table:style-name="ro1">
          <table:table-cell office:value-type="float" office:value="440.84143" calcext:value-type="float">
            <text:p>440.84143</text:p>
          </table:table-cell>
          <table:table-cell office:value-type="string" calcext:value-type="string">
            <text:p><text:s text:c="4"/>15.383,</text:p>
          </table:table-cell>
        </table:table-row>
        <table:table-row table:style-name="ro1">
          <table:table-cell office:value-type="float" office:value="454.64243" calcext:value-type="float">
            <text:p>454.64243</text:p>
          </table:table-cell>
          <table:table-cell office:value-type="string" calcext:value-type="string">
            <text:p><text:s text:c="4"/>15.419,</text:p>
          </table:table-cell>
        </table:table-row>
        <table:table-row table:style-name="ro1">
          <table:table-cell office:value-type="float" office:value="468.75922" calcext:value-type="float">
            <text:p>468.75922</text:p>
          </table:table-cell>
          <table:table-cell office:value-type="string" calcext:value-type="string">
            <text:p><text:s text:c="4"/>15.456,</text:p>
          </table:table-cell>
        </table:table-row>
        <table:table-row table:style-name="ro1">
          <table:table-cell office:value-type="float" office:value="483.12015" calcext:value-type="float">
            <text:p>483.12015</text:p>
          </table:table-cell>
          <table:table-cell office:value-type="string" calcext:value-type="string">
            <text:p><text:s text:c="4"/>15.492,</text:p>
          </table:table-cell>
        </table:table-row>
        <table:table-row table:style-name="ro1">
          <table:table-cell office:value-type="float" office:value="497.76065" calcext:value-type="float">
            <text:p>497.76065</text:p>
          </table:table-cell>
          <table:table-cell office:value-type="string" calcext:value-type="string">
            <text:p><text:s text:c="4"/>15.528,</text:p>
          </table:table-cell>
        </table:table-row>
        <table:table-row table:style-name="ro1">
          <table:table-cell office:value-type="float" office:value="512.59418" calcext:value-type="float">
            <text:p>512.59418</text:p>
          </table:table-cell>
          <table:table-cell office:value-type="string" calcext:value-type="string">
            <text:p><text:s text:c="4"/>15.564,</text:p>
          </table:table-cell>
        </table:table-row>
        <table:table-row table:style-name="ro1">
          <table:table-cell office:value-type="float" office:value="527.8996" calcext:value-type="float">
            <text:p>527.8996</text:p>
          </table:table-cell>
          <table:table-cell office:value-type="string" calcext:value-type="string">
            <text:p><text:s text:c="4"/>15.6,</text:p>
          </table:table-cell>
        </table:table-row>
        <table:table-row table:style-name="ro1">
          <table:table-cell office:value-type="float" office:value="543.0506" calcext:value-type="float">
            <text:p>543.0506</text:p>
          </table:table-cell>
          <table:table-cell office:value-type="string" calcext:value-type="string">
            <text:p><text:s text:c="4"/>15.635,</text:p>
          </table:table-cell>
        </table:table-row>
        <table:table-row table:style-name="ro1">
          <table:table-cell office:value-type="float" office:value="558.61646" calcext:value-type="float">
            <text:p>558.61646</text:p>
          </table:table-cell>
          <table:table-cell office:value-type="string" calcext:value-type="string">
            <text:p><text:s text:c="4"/>15.671,</text:p>
          </table:table-cell>
        </table:table-row>
        <table:table-row table:style-name="ro1">
          <table:table-cell office:value-type="float" office:value="574.57684" calcext:value-type="float">
            <text:p>574.57684</text:p>
          </table:table-cell>
          <table:table-cell office:value-type="string" calcext:value-type="string">
            <text:p><text:s text:c="4"/>15.706,</text:p>
          </table:table-cell>
        </table:table-row>
        <table:table-row table:style-name="ro1">
          <table:table-cell office:value-type="float" office:value="590.52216" calcext:value-type="float">
            <text:p>590.52216</text:p>
          </table:table-cell>
          <table:table-cell office:value-type="string" calcext:value-type="string">
            <text:p><text:s text:c="4"/>15.741,</text:p>
          </table:table-cell>
        </table:table-row>
        <table:table-row table:style-name="ro1">
          <table:table-cell office:value-type="float" office:value="606.68573" calcext:value-type="float">
            <text:p>606.68573</text:p>
          </table:table-cell>
          <table:table-cell office:value-type="string" calcext:value-type="string">
            <text:p><text:s text:c="4"/>15.776,</text:p>
          </table:table-cell>
        </table:table-row>
        <table:table-row table:style-name="ro1">
          <table:table-cell office:value-type="float" office:value="623.08649" calcext:value-type="float">
            <text:p>623.08649</text:p>
          </table:table-cell>
          <table:table-cell office:value-type="string" calcext:value-type="string">
            <text:p><text:s text:c="4"/>15.81,</text:p>
          </table:table-cell>
        </table:table-row>
        <table:table-row table:style-name="ro1">
          <table:table-cell office:value-type="float" office:value="639.60406" calcext:value-type="float">
            <text:p>639.60406</text:p>
          </table:table-cell>
          <table:table-cell office:value-type="string" calcext:value-type="string">
            <text:p><text:s text:c="4"/>15.844,</text:p>
          </table:table-cell>
        </table:table-row>
        <table:table-row table:style-name="ro1">
          <table:table-cell office:value-type="float" office:value="656.5744" calcext:value-type="float">
            <text:p>656.5744</text:p>
          </table:table-cell>
          <table:table-cell office:value-type="string" calcext:value-type="string">
            <text:p><text:s text:c="4"/>15.879,</text:p>
          </table:table-cell>
        </table:table-row>
        <table:table-row table:style-name="ro1">
          <table:table-cell office:value-type="float" office:value="673.42157" calcext:value-type="float">
            <text:p>673.42157</text:p>
          </table:table-cell>
          <table:table-cell office:value-type="string" calcext:value-type="string">
            <text:p><text:s text:c="4"/>15.913,</text:p>
          </table:table-cell>
        </table:table-row>
        <table:table-row table:style-name="ro1">
          <table:table-cell office:value-type="float" office:value="690.42212" calcext:value-type="float">
            <text:p>690.42212</text:p>
          </table:table-cell>
          <table:table-cell office:value-type="string" calcext:value-type="string">
            <text:p><text:s text:c="4"/>15.946,</text:p>
          </table:table-cell>
        </table:table-row>
        <table:table-row table:style-name="ro1">
          <table:table-cell office:value-type="float" office:value="707.6217" calcext:value-type="float">
            <text:p>707.6217</text:p>
          </table:table-cell>
          <table:table-cell office:value-type="string" calcext:value-type="string">
            <text:p><text:s text:c="4"/>15.98,</text:p>
          </table:table-cell>
        </table:table-row>
        <table:table-row table:style-name="ro1">
          <table:table-cell office:value-type="float" office:value="725.104" calcext:value-type="float">
            <text:p>725.104</text:p>
          </table:table-cell>
          <table:table-cell office:value-type="string" calcext:value-type="string">
            <text:p><text:s text:c="4"/>16.014,</text:p>
          </table:table-cell>
        </table:table-row>
        <table:table-row table:style-name="ro1">
          <table:table-cell office:value-type="float" office:value="742.36652" calcext:value-type="float">
            <text:p>742.36652</text:p>
          </table:table-cell>
          <table:table-cell office:value-type="string" calcext:value-type="string">
            <text:p><text:s text:c="4"/>16.047001,</text:p>
          </table:table-cell>
        </table:table-row>
        <table:table-row table:style-name="ro1">
          <table:table-cell office:value-type="float" office:value="759.88068" calcext:value-type="float">
            <text:p>759.88068</text:p>
          </table:table-cell>
          <table:table-cell office:value-type="string" calcext:value-type="string">
            <text:p><text:s text:c="4"/>16.08,</text:p>
          </table:table-cell>
        </table:table-row>
        <table:table-row table:style-name="ro1">
          <table:table-cell office:value-type="float" office:value="777.69177" calcext:value-type="float">
            <text:p>777.69177</text:p>
          </table:table-cell>
          <table:table-cell office:value-type="string" calcext:value-type="string">
            <text:p><text:s text:c="4"/>16.113001,</text:p>
          </table:table-cell>
        </table:table-row>
        <table:table-row table:style-name="ro1">
          <table:table-cell office:value-type="float" office:value="795.3587" calcext:value-type="float">
            <text:p>795.3587</text:p>
          </table:table-cell>
          <table:table-cell office:value-type="string" calcext:value-type="string">
            <text:p><text:s text:c="4"/>16.145,</text:p>
          </table:table-cell>
        </table:table-row>
        <table:table-row table:style-name="ro1">
          <table:table-cell office:value-type="float" office:value="813.07343" calcext:value-type="float">
            <text:p>813.07343</text:p>
          </table:table-cell>
          <table:table-cell office:value-type="string" calcext:value-type="string">
            <text:p><text:s text:c="4"/>16.177999,</text:p>
          </table:table-cell>
        </table:table-row>
        <table:table-row table:style-name="ro1">
          <table:table-cell office:value-type="float" office:value="830.93555" calcext:value-type="float">
            <text:p>830.93555</text:p>
          </table:table-cell>
          <table:table-cell office:value-type="string" calcext:value-type="string">
            <text:p><text:s text:c="4"/>16.209999,</text:p>
          </table:table-cell>
        </table:table-row>
        <table:table-row table:style-name="ro1">
          <table:table-cell office:value-type="float" office:value="848.76367" calcext:value-type="float">
            <text:p>848.76367</text:p>
          </table:table-cell>
          <table:table-cell office:value-type="string" calcext:value-type="string">
            <text:p><text:s text:c="4"/>16.242001,</text:p>
          </table:table-cell>
        </table:table-row>
        <table:table-row table:style-name="ro1">
          <table:table-cell office:value-type="float" office:value="866.56726" calcext:value-type="float">
            <text:p>866.56726</text:p>
          </table:table-cell>
          <table:table-cell office:value-type="string" calcext:value-type="string">
            <text:p><text:s text:c="4"/>16.274,</text:p>
          </table:table-cell>
        </table:table-row>
        <table:table-row table:style-name="ro1">
          <table:table-cell office:value-type="float" office:value="884.52551" calcext:value-type="float">
            <text:p>884.52551</text:p>
          </table:table-cell>
          <table:table-cell office:value-type="string" calcext:value-type="string">
            <text:p><text:s text:c="4"/>16.306,</text:p>
          </table:table-cell>
        </table:table-row>
        <table:table-row table:style-name="ro1">
          <table:table-cell office:value-type="float" office:value="902.40955" calcext:value-type="float">
            <text:p>902.40955</text:p>
          </table:table-cell>
          <table:table-cell office:value-type="string" calcext:value-type="string">
            <text:p><text:s text:c="4"/>16.337999,</text:p>
          </table:table-cell>
        </table:table-row>
        <table:table-row table:style-name="ro1">
          <table:table-cell office:value-type="float" office:value="920.04041" calcext:value-type="float">
            <text:p>920.04041</text:p>
          </table:table-cell>
          <table:table-cell office:value-type="string" calcext:value-type="string">
            <text:p><text:s text:c="4"/>16.368999,</text:p>
          </table:table-cell>
        </table:table-row>
        <table:table-row table:style-name="ro1">
          <table:table-cell office:value-type="float" office:value="937.93176" calcext:value-type="float">
            <text:p>937.93176</text:p>
          </table:table-cell>
          <table:table-cell office:value-type="string" calcext:value-type="string">
            <text:p><text:s text:c="4"/>16.4,</text:p>
          </table:table-cell>
        </table:table-row>
        <table:table-row table:style-name="ro1">
          <table:table-cell office:value-type="float" office:value="955.57037" calcext:value-type="float">
            <text:p>955.57037</text:p>
          </table:table-cell>
          <table:table-cell office:value-type="string" calcext:value-type="string">
            <text:p><text:s text:c="4"/>16.431,</text:p>
          </table:table-cell>
        </table:table-row>
        <table:table-row table:style-name="ro1">
          <table:table-cell office:value-type="float" office:value="973.20496" calcext:value-type="float">
            <text:p>973.20496</text:p>
          </table:table-cell>
          <table:table-cell office:value-type="string" calcext:value-type="string">
            <text:p><text:s text:c="4"/>16.462,</text:p>
          </table:table-cell>
        </table:table-row>
        <table:table-row table:style-name="ro1">
          <table:table-cell office:value-type="float" office:value="990.63745" calcext:value-type="float">
            <text:p>990.63745</text:p>
          </table:table-cell>
          <table:table-cell office:value-type="string" calcext:value-type="string">
            <text:p><text:s text:c="4"/>16.492001,</text:p>
          </table:table-cell>
        </table:table-row>
        <table:table-row table:style-name="ro1">
          <table:table-cell office:value-type="float" office:value="1007.9967" calcext:value-type="float">
            <text:p>1007.9967</text:p>
          </table:table-cell>
          <table:table-cell office:value-type="string" calcext:value-type="string">
            <text:p><text:s text:c="4"/>16.523001,</text:p>
          </table:table-cell>
        </table:table-row>
        <table:table-row table:style-name="ro1">
          <table:table-cell office:value-type="float" office:value="1025.2909" calcext:value-type="float">
            <text:p>1025.2909</text:p>
          </table:table-cell>
          <table:table-cell office:value-type="string" calcext:value-type="string">
            <text:p><text:s text:c="4"/>16.552999,</text:p>
          </table:table-cell>
        </table:table-row>
        <table:table-row table:style-name="ro1">
          <table:table-cell office:value-type="float" office:value="1042.5475" calcext:value-type="float">
            <text:p>1042.5475</text:p>
          </table:table-cell>
          <table:table-cell office:value-type="string" calcext:value-type="string">
            <text:p><text:s text:c="4"/>16.583,</text:p>
          </table:table-cell>
        </table:table-row>
        <table:table-row table:style-name="ro1">
          <table:table-cell office:value-type="float" office:value="1059.6165" calcext:value-type="float">
            <text:p>1059.6165</text:p>
          </table:table-cell>
          <table:table-cell office:value-type="string" calcext:value-type="string">
            <text:p><text:s text:c="4"/>16.613001,</text:p>
          </table:table-cell>
        </table:table-row>
        <table:table-row table:style-name="ro1">
          <table:table-cell office:value-type="float" office:value="1076.5122" calcext:value-type="float">
            <text:p>1076.5122</text:p>
          </table:table-cell>
          <table:table-cell office:value-type="string" calcext:value-type="string">
            <text:p><text:s text:c="4"/>16.643,</text:p>
          </table:table-cell>
        </table:table-row>
        <table:table-row table:style-name="ro1">
          <table:table-cell office:value-type="float" office:value="1093.1807" calcext:value-type="float">
            <text:p>1093.1807</text:p>
          </table:table-cell>
          <table:table-cell office:value-type="string" calcext:value-type="string">
            <text:p><text:s text:c="4"/>16.672001,</text:p>
          </table:table-cell>
        </table:table-row>
        <table:table-row table:style-name="ro1">
          <table:table-cell office:value-type="float" office:value="1109.8503" calcext:value-type="float">
            <text:p>1109.8503</text:p>
          </table:table-cell>
          <table:table-cell office:value-type="string" calcext:value-type="string">
            <text:p><text:s text:c="4"/>16.701,</text:p>
          </table:table-cell>
        </table:table-row>
        <table:table-row table:style-name="ro1">
          <table:table-cell office:value-type="float" office:value="1126.364" calcext:value-type="float">
            <text:p>1126.364</text:p>
          </table:table-cell>
          <table:table-cell office:value-type="string" calcext:value-type="string">
            <text:p><text:s text:c="4"/>16.73,</text:p>
          </table:table-cell>
        </table:table-row>
        <table:table-row table:style-name="ro1">
          <table:table-cell office:value-type="float" office:value="1142.4906" calcext:value-type="float">
            <text:p>1142.4906</text:p>
          </table:table-cell>
          <table:table-cell office:value-type="string" calcext:value-type="string">
            <text:p><text:s text:c="4"/>16.759001,</text:p>
          </table:table-cell>
        </table:table-row>
        <table:table-row table:style-name="ro1">
          <table:table-cell office:value-type="float" office:value="1158.66" calcext:value-type="float">
            <text:p>1158.66</text:p>
          </table:table-cell>
          <table:table-cell office:value-type="string" calcext:value-type="string">
            <text:p><text:s text:c="4"/>16.788,</text:p>
          </table:table-cell>
        </table:table-row>
        <table:table-row table:style-name="ro1">
          <table:table-cell office:value-type="float" office:value="1174.3109" calcext:value-type="float">
            <text:p>1174.3109</text:p>
          </table:table-cell>
          <table:table-cell office:value-type="string" calcext:value-type="string">
            <text:p><text:s text:c="4"/>16.816999,</text:p>
          </table:table-cell>
        </table:table-row>
        <table:table-row table:style-name="ro1">
          <table:table-cell office:value-type="float" office:value="1189.8379" calcext:value-type="float">
            <text:p>1189.8379</text:p>
          </table:table-cell>
          <table:table-cell office:value-type="string" calcext:value-type="string">
            <text:p><text:s text:c="4"/>16.844999,</text:p>
          </table:table-cell>
        </table:table-row>
        <table:table-row table:style-name="ro1">
          <table:table-cell office:value-type="float" office:value="1205.2483" calcext:value-type="float">
            <text:p>1205.2483</text:p>
          </table:table-cell>
          <table:table-cell office:value-type="string" calcext:value-type="string">
            <text:p><text:s text:c="4"/>16.872999,</text:p>
          </table:table-cell>
        </table:table-row>
        <table:table-row table:style-name="ro1">
          <table:table-cell office:value-type="float" office:value="1220.4056" calcext:value-type="float">
            <text:p>1220.4056</text:p>
          </table:table-cell>
          <table:table-cell office:value-type="string" calcext:value-type="string">
            <text:p><text:s text:c="4"/>16.900999,</text:p>
          </table:table-cell>
        </table:table-row>
        <table:table-row table:style-name="ro1">
          <table:table-cell office:value-type="float" office:value="1235.0962" calcext:value-type="float">
            <text:p>1235.0962</text:p>
          </table:table-cell>
          <table:table-cell office:value-type="string" calcext:value-type="string">
            <text:p><text:s text:c="4"/>16.929001,</text:p>
          </table:table-cell>
        </table:table-row>
        <table:table-row table:style-name="ro1">
          <table:table-cell office:value-type="float" office:value="1249.6355" calcext:value-type="float">
            <text:p>1249.6355</text:p>
          </table:table-cell>
          <table:table-cell office:value-type="string" calcext:value-type="string">
            <text:p><text:s text:c="4"/>16.955999,</text:p>
          </table:table-cell>
        </table:table-row>
        <table:table-row table:style-name="ro1">
          <table:table-cell office:value-type="float" office:value="1263.902" calcext:value-type="float">
            <text:p>1263.902</text:p>
          </table:table-cell>
          <table:table-cell office:value-type="string" calcext:value-type="string">
            <text:p><text:s text:c="4"/>16.983999,</text:p>
          </table:table-cell>
        </table:table-row>
        <table:table-row table:style-name="ro1">
          <table:table-cell office:value-type="float" office:value="1277.9686" calcext:value-type="float">
            <text:p>1277.9686</text:p>
          </table:table-cell>
          <table:table-cell office:value-type="string" calcext:value-type="string">
            <text:p><text:s text:c="4"/>17.011,</text:p>
          </table:table-cell>
        </table:table-row>
        <table:table-row table:style-name="ro1">
          <table:table-cell office:value-type="float" office:value="1291.6718" calcext:value-type="float">
            <text:p>1291.6718</text:p>
          </table:table-cell>
          <table:table-cell office:value-type="string" calcext:value-type="string">
            <text:p><text:s text:c="4"/>17.038,</text:p>
          </table:table-cell>
        </table:table-row>
        <table:table-row table:style-name="ro1">
          <table:table-cell office:value-type="float" office:value="1305.3994" calcext:value-type="float">
            <text:p>1305.3994</text:p>
          </table:table-cell>
          <table:table-cell office:value-type="string" calcext:value-type="string">
            <text:p><text:s text:c="4"/>17.065001,</text:p>
          </table:table-cell>
        </table:table-row>
        <table:table-row table:style-name="ro1">
          <table:table-cell office:value-type="float" office:value="1318.7454" calcext:value-type="float">
            <text:p>1318.7454</text:p>
          </table:table-cell>
          <table:table-cell office:value-type="string" calcext:value-type="string">
            <text:p><text:s text:c="4"/>17.091,</text:p>
          </table:table-cell>
        </table:table-row>
        <table:table-row table:style-name="ro1">
          <table:table-cell office:value-type="float" office:value="1331.6228" calcext:value-type="float">
            <text:p>1331.6228</text:p>
          </table:table-cell>
          <table:table-cell office:value-type="string" calcext:value-type="string">
            <text:p><text:s text:c="4"/>17.118,</text:p>
          </table:table-cell>
        </table:table-row>
        <table:table-row table:style-name="ro1">
          <table:table-cell office:value-type="float" office:value="1344.2379" calcext:value-type="float">
            <text:p>1344.2379</text:p>
          </table:table-cell>
          <table:table-cell office:value-type="string" calcext:value-type="string">
            <text:p><text:s text:c="4"/>17.143999,</text:p>
          </table:table-cell>
        </table:table-row>
        <table:table-row table:style-name="ro1">
          <table:table-cell office:value-type="float" office:value="1356.6927" calcext:value-type="float">
            <text:p>1356.6927</text:p>
          </table:table-cell>
          <table:table-cell office:value-type="string" calcext:value-type="string">
            <text:p><text:s text:c="4"/>17.17,</text:p>
          </table:table-cell>
        </table:table-row>
        <table:table-row table:style-name="ro1">
          <table:table-cell office:value-type="float" office:value="1368.932" calcext:value-type="float">
            <text:p>1368.932</text:p>
          </table:table-cell>
          <table:table-cell office:value-type="string" calcext:value-type="string">
            <text:p><text:s text:c="4"/>17.195999,</text:p>
          </table:table-cell>
        </table:table-row>
        <table:table-row table:style-name="ro1">
          <table:table-cell office:value-type="float" office:value="1380.7462" calcext:value-type="float">
            <text:p>1380.7462</text:p>
          </table:table-cell>
          <table:table-cell office:value-type="string" calcext:value-type="string">
            <text:p><text:s text:c="4"/>17.222,</text:p>
          </table:table-cell>
        </table:table-row>
        <table:table-row table:style-name="ro1">
          <table:table-cell office:value-type="float" office:value="1392.5468" calcext:value-type="float">
            <text:p>1392.5468</text:p>
          </table:table-cell>
          <table:table-cell office:value-type="string" calcext:value-type="string">
            <text:p><text:s text:c="4"/>17.247,</text:p>
          </table:table-cell>
        </table:table-row>
        <table:table-row table:style-name="ro1">
          <table:table-cell office:value-type="float" office:value="1403.786" calcext:value-type="float">
            <text:p>1403.786</text:p>
          </table:table-cell>
          <table:table-cell office:value-type="string" calcext:value-type="string">
            <text:p><text:s text:c="4"/>17.273001,</text:p>
          </table:table-cell>
        </table:table-row>
        <table:table-row table:style-name="ro1">
          <table:table-cell office:value-type="float" office:value="1414.8635" calcext:value-type="float">
            <text:p>1414.8635</text:p>
          </table:table-cell>
          <table:table-cell office:value-type="string" calcext:value-type="string">
            <text:p><text:s text:c="4"/>17.298,</text:p>
          </table:table-cell>
        </table:table-row>
        <table:table-row table:style-name="ro1">
          <table:table-cell office:value-type="float" office:value="1425.6012" calcext:value-type="float">
            <text:p>1425.6012</text:p>
          </table:table-cell>
          <table:table-cell office:value-type="string" calcext:value-type="string">
            <text:p><text:s text:c="4"/>17.323,</text:p>
          </table:table-cell>
        </table:table-row>
        <table:table-row table:style-name="ro1">
          <table:table-cell office:value-type="float" office:value="1436.1438" calcext:value-type="float">
            <text:p>1436.1438</text:p>
          </table:table-cell>
          <table:table-cell office:value-type="string" calcext:value-type="string">
            <text:p><text:s text:c="4"/>17.347,</text:p>
          </table:table-cell>
        </table:table-row>
        <table:table-row table:style-name="ro1">
          <table:table-cell office:value-type="float" office:value="1446.3969" calcext:value-type="float">
            <text:p>1446.3969</text:p>
          </table:table-cell>
          <table:table-cell office:value-type="string" calcext:value-type="string">
            <text:p><text:s text:c="4"/>17.372,</text:p>
          </table:table-cell>
        </table:table-row>
        <table:table-row table:style-name="ro1">
          <table:table-cell office:value-type="float" office:value="1456.3082" calcext:value-type="float">
            <text:p>1456.3082</text:p>
          </table:table-cell>
          <table:table-cell office:value-type="string" calcext:value-type="string">
            <text:p><text:s text:c="4"/>17.396,</text:p>
          </table:table-cell>
        </table:table-row>
        <table:table-row table:style-name="ro1">
          <table:table-cell office:value-type="float" office:value="1466.0651" calcext:value-type="float">
            <text:p>1466.0651</text:p>
          </table:table-cell>
          <table:table-cell office:value-type="string" calcext:value-type="string">
            <text:p><text:s text:c="4"/>17.421,</text:p>
          </table:table-cell>
        </table:table-row>
        <table:table-row table:style-name="ro1">
          <table:table-cell office:value-type="float" office:value="1475.5577" calcext:value-type="float">
            <text:p>1475.5577</text:p>
          </table:table-cell>
          <table:table-cell office:value-type="string" calcext:value-type="string">
            <text:p><text:s text:c="4"/>17.445,</text:p>
          </table:table-cell>
        </table:table-row>
        <table:table-row table:style-name="ro1">
          <table:table-cell office:value-type="float" office:value="1484.6536" calcext:value-type="float">
            <text:p>1484.6536</text:p>
          </table:table-cell>
          <table:table-cell office:value-type="string" calcext:value-type="string">
            <text:p><text:s text:c="4"/>17.468,</text:p>
          </table:table-cell>
        </table:table-row>
        <table:table-row table:style-name="ro1">
          <table:table-cell office:value-type="float" office:value="1493.7657" calcext:value-type="float">
            <text:p>1493.7657</text:p>
          </table:table-cell>
          <table:table-cell office:value-type="string" calcext:value-type="string">
            <text:p><text:s text:c="4"/>17.492001,</text:p>
          </table:table-cell>
        </table:table-row>
        <table:table-row table:style-name="ro1">
          <table:table-cell office:value-type="float" office:value="1502.3903" calcext:value-type="float">
            <text:p>1502.3903</text:p>
          </table:table-cell>
          <table:table-cell office:value-type="string" calcext:value-type="string">
            <text:p><text:s text:c="4"/>17.514999,</text:p>
          </table:table-cell>
        </table:table-row>
        <table:table-row table:style-name="ro1">
          <table:table-cell office:value-type="float" office:value="1510.8575" calcext:value-type="float">
            <text:p>1510.8575</text:p>
          </table:table-cell>
          <table:table-cell office:value-type="string" calcext:value-type="string">
            <text:p><text:s text:c="4"/>17.539,</text:p>
          </table:table-cell>
        </table:table-row>
        <table:table-row table:style-name="ro1">
          <table:table-cell office:value-type="float" office:value="1519.1932" calcext:value-type="float">
            <text:p>1519.1932</text:p>
          </table:table-cell>
          <table:table-cell office:value-type="string" calcext:value-type="string">
            <text:p><text:s text:c="4"/>17.562,</text:p>
          </table:table-cell>
        </table:table-row>
        <table:table-row table:style-name="ro1">
          <table:table-cell office:value-type="float" office:value="1527.0144" calcext:value-type="float">
            <text:p>1527.0144</text:p>
          </table:table-cell>
          <table:table-cell office:value-type="string" calcext:value-type="string">
            <text:p><text:s text:c="4"/>17.584999,</text:p>
          </table:table-cell>
        </table:table-row>
        <table:table-row table:style-name="ro1">
          <table:table-cell office:value-type="float" office:value="1534.7771" calcext:value-type="float">
            <text:p>1534.7771</text:p>
          </table:table-cell>
          <table:table-cell office:value-type="string" calcext:value-type="string">
            <text:p><text:s text:c="4"/>17.607,</text:p>
          </table:table-cell>
        </table:table-row>
        <table:table-row table:style-name="ro1">
          <table:table-cell office:value-type="float" office:value="1542.4125" calcext:value-type="float">
            <text:p>1542.4125</text:p>
          </table:table-cell>
          <table:table-cell office:value-type="string" calcext:value-type="string">
            <text:p><text:s text:c="4"/>17.629999,</text:p>
          </table:table-cell>
        </table:table-row>
        <table:table-row table:style-name="ro1">
          <table:table-cell office:value-type="float" office:value="1549.5999" calcext:value-type="float">
            <text:p>1549.5999</text:p>
          </table:table-cell>
          <table:table-cell office:value-type="string" calcext:value-type="string">
            <text:p><text:s text:c="4"/>17.652,</text:p>
          </table:table-cell>
        </table:table-row>
        <table:table-row table:style-name="ro1">
          <table:table-cell office:value-type="float" office:value="1556.8134" calcext:value-type="float">
            <text:p>1556.8134</text:p>
          </table:table-cell>
          <table:table-cell office:value-type="string" calcext:value-type="string">
            <text:p><text:s text:c="4"/>17.674,</text:p>
          </table:table-cell>
        </table:table-row>
        <table:table-row table:style-name="ro1">
          <table:table-cell office:value-type="float" office:value="1563.4008" calcext:value-type="float">
            <text:p>1563.4008</text:p>
          </table:table-cell>
          <table:table-cell office:value-type="string" calcext:value-type="string">
            <text:p><text:s text:c="4"/>17.695999,</text:p>
          </table:table-cell>
        </table:table-row>
        <table:table-row table:style-name="ro1">
          <table:table-cell office:value-type="float" office:value="1570.4222" calcext:value-type="float">
            <text:p>1570.4222</text:p>
          </table:table-cell>
          <table:table-cell office:value-type="string" calcext:value-type="string">
            <text:p><text:s text:c="4"/>17.718,</text:p>
          </table:table-cell>
        </table:table-row>
        <table:table-row table:style-name="ro1">
          <table:table-cell office:value-type="float" office:value="1576.6989" calcext:value-type="float">
            <text:p>1576.6989</text:p>
          </table:table-cell>
          <table:table-cell office:value-type="string" calcext:value-type="string">
            <text:p><text:s text:c="4"/>17.739,</text:p>
          </table:table-cell>
        </table:table-row>
        <table:table-row table:style-name="ro1">
          <table:table-cell office:value-type="float" office:value="1582.9182" calcext:value-type="float">
            <text:p>1582.9182</text:p>
          </table:table-cell>
          <table:table-cell office:value-type="string" calcext:value-type="string">
            <text:p><text:s text:c="4"/>17.761,</text:p>
          </table:table-cell>
        </table:table-row>
        <table:table-row table:style-name="ro1">
          <table:table-cell office:value-type="float" office:value="1589.0969" calcext:value-type="float">
            <text:p>1589.0969</text:p>
          </table:table-cell>
          <table:table-cell office:value-type="string" calcext:value-type="string">
            <text:p><text:s text:c="4"/>17.782,</text:p>
          </table:table-cell>
        </table:table-row>
        <table:table-row table:style-name="ro1">
          <table:table-cell office:value-type="float" office:value="1594.8174" calcext:value-type="float">
            <text:p>1594.8174</text:p>
          </table:table-cell>
          <table:table-cell office:value-type="string" calcext:value-type="string">
            <text:p><text:s text:c="4"/>17.802999,</text:p>
          </table:table-cell>
        </table:table-row>
        <table:table-row table:style-name="ro1">
          <table:table-cell office:value-type="float" office:value="1600.4308" calcext:value-type="float">
            <text:p>1600.4308</text:p>
          </table:table-cell>
          <table:table-cell office:value-type="string" calcext:value-type="string">
            <text:p><text:s text:c="4"/>17.823,</text:p>
          </table:table-cell>
        </table:table-row>
        <table:table-row table:style-name="ro1">
          <table:table-cell office:value-type="float" office:value="1606.1058" calcext:value-type="float">
            <text:p>1606.1058</text:p>
          </table:table-cell>
          <table:table-cell office:value-type="string" calcext:value-type="string">
            <text:p><text:s text:c="4"/>17.844,</text:p>
          </table:table-cell>
        </table:table-row>
        <table:table-row table:style-name="ro1">
          <table:table-cell office:value-type="float" office:value="1611.2937" calcext:value-type="float">
            <text:p>1611.2937</text:p>
          </table:table-cell>
          <table:table-cell office:value-type="string" calcext:value-type="string">
            <text:p><text:s text:c="4"/>17.864,</text:p>
          </table:table-cell>
        </table:table-row>
        <table:table-row table:style-name="ro1">
          <table:table-cell office:value-type="float" office:value="1616.4434" calcext:value-type="float">
            <text:p>1616.4434</text:p>
          </table:table-cell>
          <table:table-cell office:value-type="string" calcext:value-type="string">
            <text:p><text:s text:c="4"/>17.885,</text:p>
          </table:table-cell>
        </table:table-row>
        <table:table-row table:style-name="ro1">
          <table:table-cell office:value-type="float" office:value="1621.3361" calcext:value-type="float">
            <text:p>1621.3361</text:p>
          </table:table-cell>
          <table:table-cell office:value-type="string" calcext:value-type="string">
            <text:p><text:s text:c="4"/>17.905001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8-04-16T15:00:23.564671372</dc:date>
    <dc:creator>Yuan </dc:creator>
    <meta:editing-duration>PT31M6S</meta:editing-duration>
    <meta:editing-cycles>3</meta:editing-cycles>
    <meta:document-statistic meta:table-count="2" meta:cell-count="566" meta:object-count="0"/>
  </office:meta>
</office:document-meta>
</file>